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color="#000000" fo:letter-spacing="normal" fo:language="en" fo:country="GB"/>
    </style:style>
    <style:style style:name="P2" style:family="paragraph" style:parent-style-name="Quotations">
      <style:paragraph-properties fo:margin-left="1cm" fo:margin-right="1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7.5pt" fo:letter-spacing="normal" fo:language="en" fo:country="GB" fo:font-style="normal" fo:font-weight="normal"/>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8"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9"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language="en" fo:country="GB"/>
    </style:style>
    <style:style style:name="P15" style:family="paragraph" style:parent-style-name="Text_20_body" style:list-style-name="L1">
      <style:paragraph-properties fo:margin-left="0cm" fo:margin-right="0cm" fo:orphans="2" fo:widows="2" fo:text-indent="0cm" style:auto-text-indent="false" fo:padding="0cm" fo:border="none"/>
    </style:style>
    <style:style style:name="P16" style:family="paragraph" style:parent-style-name="Text_20_body" style:list-style-name="L2">
      <style:paragraph-properties fo:margin-left="0cm" fo:margin-right="0cm" fo:orphans="2" fo:widows="2" fo:text-indent="0cm" style:auto-text-indent="false" fo:padding="0cm" fo:border="none"/>
    </style:style>
    <style:style style:name="P17" style:family="paragraph" style:parent-style-name="Text_20_body" style:list-style-name="L3">
      <style:paragraph-properties fo:margin-left="0cm" fo:margin-right="0cm" fo:orphans="2" fo:widows="2" fo:text-indent="0cm" style:auto-text-indent="false" fo:padding="0cm" fo:border="none"/>
    </style:style>
    <style:style style:name="P18" style:family="paragraph" style:parent-style-name="Text_20_body" style:list-style-name="L4">
      <style:paragraph-properties fo:margin-left="0cm" fo:margin-right="0cm" fo:orphans="2" fo:widows="2" fo:text-indent="0cm" style:auto-text-indent="false" fo:padding="0cm" fo:border="none"/>
    </style:style>
    <style:style style:name="P19" style:family="paragraph" style:parent-style-name="Text_20_body" style:list-style-name="L5">
      <style:paragraph-properties fo:margin-left="0cm" fo:margin-right="0cm" fo:orphans="2" fo:widows="2" fo:text-indent="0cm" style:auto-text-indent="false" fo:padding="0cm" fo:border="none"/>
    </style:style>
    <style:style style:name="P20"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T1" style:family="text">
      <style:text-properties fo:font-variant="normal" fo:text-transform="none" fo:color="#000000" style:font-name="Open Sans" fo:letter-spacing="normal" fo:font-style="normal" fo:font-weight="normal"/>
    </style:style>
    <style:style style:name="T2" style:family="text">
      <style:text-properties fo:font-variant="normal" fo:text-transform="none" fo:color="#000000" style:font-name="Open Sans" fo:letter-spacing="normal" fo:font-style="normal" fo:font-weight="normal" loext:padding="0cm" loext:border="none"/>
    </style:style>
    <style:style style:name="T3" style:family="text">
      <style:text-properties fo:font-variant="normal" fo:text-transform="none" fo:color="#000000" style:font-name="Open Sans" fo:letter-spacing="normal" fo:language="en" fo:country="GB" fo:font-style="normal" fo:font-weight="normal"/>
    </style:style>
    <style:style style:name="T4" style:family="text">
      <style:text-properties fo:font-variant="normal" fo:text-transform="none" fo:color="#000000" style:font-name="Open Sans" fo:letter-spacing="normal" fo:language="en" fo:country="GB" fo:font-style="normal" fo:font-weight="normal" loext:padding="0cm" loext:border="none"/>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0000" style:font-name="Open Sans" fo:font-size="12pt" fo:letter-spacing="normal" fo:font-style="normal" fo:font-weight="normal" loext:padding="0cm" loext:border="none"/>
    </style:style>
    <style:style style:name="T7" style:family="text">
      <style:text-properties fo:font-variant="normal" fo:text-transform="none" fo:color="#000000" style:font-name="Open Sans" fo:font-size="12pt" fo:letter-spacing="normal" fo:language="en" fo:country="GB" fo:font-style="normal" fo:font-weight="normal"/>
    </style:style>
    <style:style style:name="T8" style:family="text">
      <style:text-properties fo:font-variant="normal" fo:text-transform="none" fo:color="#000000" style:font-name="Open Sans" fo:font-size="12pt" fo:letter-spacing="normal" fo:language="en" fo:country="GB" fo:font-style="normal" fo:font-weight="normal" loext:padding="0cm" loext:border="none"/>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eekly group assignments will be peer-graded. This means that each student will be responsible for grading one group’s assignment submission. Your group’s grade will be the average of the grades submitted by your peers.</text:p>
      <text:p text:style-name="P14"/>
      <text:h text:style-name="P1" text:outline-level="3">Which group’s assignment will I grade?</text:h>
      <text:p text:style-name="P5">Each week your instructor will assign you a project to grade.</text:p>
      <text:p text:style-name="P14"/>
      <text:h text:style-name="P1" text:outline-level="3">How is my group’s grade determined?</text:h>
      <text:p text:style-name="P5">Your project grade will be the average score given by the students who grade your project. Typically 3-5 students will grade each project. Assuming you have 4 graders and receive scores of 90, 90, 90, and 100, your final grade would be 92.5.</text:p>
      <text:p text:style-name="P14"/>
      <text:h text:style-name="P1" text:outline-level="3">What if I’m unhappy with my grade?</text:h>
      <text:p text:style-name="P5">If you feel that your grade is incorrect, you can appeal your grade. To appeal your grade, you must submit a request to the instructor and Program Manager via email within 24 hours of receiving your grade. Your appeal must include a written explanation of why you deserve a higher grade. Appeals received more than 24 hours after you receive your grade and appeals without a clear explanation will not be answered.</text:p>
      <text:p text:style-name="P14"/>
      <text:h text:style-name="P1" text:outline-level="3">Examples of a VALID appeal justification</text:h>
      <text:p text:style-name="P2">The graders commented that our login feature did not work properly, however, all aspects of our login work and all tests pass. I suspect this may be browser-specific. In development, we used the latest version of Firefox.</text:p>
      <text:p text:style-name="P2">I believe our graders misunderstood requirement #3. They deducted points because we used an abstract class rather than an interface. The requirements did not specify which to use and I believe an abstract class is a better choice because all subclasses share a common implementation of the add method.</text:p>
      <text:p text:style-name="P14"/>
      <text:h text:style-name="P1" text:outline-level="3">Examples of an INVALID appeal justification</text:h>
      <text:p text:style-name="P2">My teammate didn’t do his job and it’s not fair for me to be punished for that.</text:p>
      <text:p text:style-name="P2">I’ve been working really hard and these expectations are ridiculous.</text:p>
      <text:p text:style-name="P2">Your instructions were unclear.</text:p>
      <text:p text:style-name="P5"/>
      <text:p text:style-name="P5">Please note that only one group member needs to appeal the group’s grade. You fail and succeed as a team. If one team member’s grade is raised the entire team’s grade will be raised.</text:p>
      <text:p text:style-name="P14"/>
      <text:h text:style-name="P1" text:outline-level="3">How do I grade an assignment?</text:h>
      <text:p text:style-name="P9"><text:span text:style-name="T3">You are going to grade independently 3 different aspects of projects: </text:span><text:span text:style-name="Strong_20_Emphasis"><text:span text:style-name="T4">Technical Requirements</text:span></text:span><text:span text:style-name="T3">, </text:span><text:span text:style-name="Strong_20_Emphasis"><text:span text:style-name="T4">Code Quality </text:span></text:span><text:span text:style-name="T3">and </text:span><text:span text:style-name="Strong_20_Emphasis"><text:span text:style-name="T4">Creativity</text:span></text:span><text:span text:style-name="T3">. To grade an assignment, use the rubric below. Note that the only valid grades that you may assign are 100, 90, 80, 70, 50, or 0.</text:span></text:p>
      <text:p text:style-name="P5">A project receives** 100** if it meets all requirements and it demonstrates one or more of the following:</text:p>
      <text:list xml:id="list2528202284" text:style-name="L1">
        <text:list-item>
          <text:p text:style-name="P6">fully functional features beyond the scope of the project that add value to the application** (technical requirement)**</text:p>
        </text:list-item>
        <text:list-item>
          <text:p text:style-name="P10"><text:soft-page-break/><text:span text:style-name="T7">exceptional understanding of a concept not covered in class (e.g. advanced data structures, advanced SQL queries, or secure coding practices) </text:span><text:span text:style-name="Strong_20_Emphasis"><text:span text:style-name="T8">(technical requirement)</text:span></text:span></text:p>
        </text:list-item>
        <text:list-item>
          <text:p text:style-name="P15"><text:span text:style-name="T7">code is perfectly readable and strongly commented, applying all the clean code principles </text:span><text:span text:style-name="Strong_20_Emphasis"><text:span text:style-name="T8">(code quality)</text:span></text:span></text:p>
        </text:list-item>
      </text:list>
      <text:p text:style-name="P9"><text:span text:style-name="T3">A project receives </text:span><text:span text:style-name="Strong_20_Emphasis"><text:span text:style-name="T4">90 </text:span></text:span><text:span text:style-name="T3">if it meets all requirements with a clear structure and applies all the clean code principles we have learned in class:</text:span></text:p>
      <text:list xml:id="list93854479" text:style-name="L2">
        <text:list-item>
          <text:p text:style-name="P11"><text:span text:style-name="T7">fully functional features under the scope of the project, all use cases are well tested (unit testing) </text:span><text:span text:style-name="Strong_20_Emphasis"><text:span text:style-name="T8">(technical requirement)</text:span></text:span></text:p>
        </text:list-item>
        <text:list-item>
          <text:p text:style-name="P16"><text:span text:style-name="T7">code is readable and well commented </text:span><text:span text:style-name="Strong_20_Emphasis"><text:span text:style-name="T8">(code quality)</text:span></text:span></text:p>
        </text:list-item>
      </text:list>
      <text:p text:style-name="P9"><text:span text:style-name="T3">A project receives </text:span><text:span text:style-name="Strong_20_Emphasis"><text:span text:style-name="T4">80 </text:span></text:span><text:span text:style-name="T3">if:</text:span></text:p>
      <text:list xml:id="list1131107184" text:style-name="L3">
        <text:list-item>
          <text:p text:style-name="P12"><text:span text:style-name="T7">it meets most requirements but has a few small bugs (e.g. there is good test coverage but a test case was missed or you can add new users to the database but there is not good error messaging when you send an invalid userName) </text:span><text:span text:style-name="Strong_20_Emphasis"><text:span text:style-name="T8">(technical requirement)</text:span></text:span></text:p>
        </text:list-item>
        <text:list-item>
          <text:p text:style-name="P17"><text:span text:style-name="T7">naming conventions are consistent throughout the project - no unnecessary indentations, white spaces, etc. </text:span><text:span text:style-name="Strong_20_Emphasis"><text:span text:style-name="T8">(code quality)</text:span></text:span></text:p>
        </text:list-item>
      </text:list>
      <text:p text:style-name="P9"><text:span text:style-name="T3">A project receives </text:span><text:span text:style-name="Strong_20_Emphasis"><text:span text:style-name="T4">70 </text:span></text:span><text:span text:style-name="T3">if:</text:span></text:p>
      <text:list xml:id="list1328553219" text:style-name="L4">
        <text:list-item>
          <text:p text:style-name="P13"><text:span text:style-name="T7">it completely fails to meet one requirement entirely or if the requirements are generally met but the program has a fairly significant bug (e.g. users cannot be added to the database unless they provide their own id when in reality the database should create the id for them or the login feature works but it checks only for username OR password match rather than username AND password match) </text:span><text:span text:style-name="Strong_20_Emphasis"><text:span text:style-name="T8">(technical requirement)</text:span></text:span></text:p>
        </text:list-item>
        <text:list-item>
          <text:p text:style-name="P18"><text:span text:style-name="T7">placing white spaces, tabs and indentations within code, adding comments throughout to aid in interpretation </text:span><text:span text:style-name="Strong_20_Emphasis"><text:span text:style-name="T8">code quality)</text:span></text:span></text:p>
        </text:list-item>
      </text:list>
      <text:p text:style-name="P9"><text:span text:style-name="T3">A project receives </text:span><text:span text:style-name="Strong_20_Emphasis"><text:span text:style-name="T4">50 </text:span></text:span><text:span text:style-name="T3">if:</text:span></text:p>
      <text:list xml:id="list3250797766" text:style-name="L5">
        <text:list-item>
          <text:p text:style-name="P7">it meets only some requirements (missing more than 1 entirely or several partially) or if it does not have adequate test coverage** (Please note that a full functionality project with inadequate test coverage receives a maximum grade of 50) (technical requirement)**</text:p>
        </text:list-item>
        <text:list-item>
          <text:p text:style-name="P19"><text:span text:style-name="T7">code is not clear at all, variable naming conventions are not consistent throughout the code. </text:span><text:span text:style-name="Strong_20_Emphasis"><text:span text:style-name="T8">(code quality)</text:span></text:span></text:p>
        </text:list-item>
      </text:list>
      <text:p text:style-name="P9"><text:span text:style-name="T3">A project receives </text:span><text:span text:style-name="Strong_20_Emphasis"><text:span text:style-name="T4">0 </text:span></text:span><text:span text:style-name="T3">if it meets less than 50% of the requirements.</text:span></text:p>
      <text:p text:style-name="P14"/>
      <text:h text:style-name="P1" text:outline-level="3">What do I need to submit for my peer review?</text:h>
      <text:p text:style-name="P4"/>
      <text:p text:style-name="P5"><text:soft-page-break/>You must submit a numerical grade using the provided rubric and a written explanation (1-5 sentences) explaining why you assigned that grade.</text:p>
      <text:p text:style-name="P14"/>
      <text:h text:style-name="P1" text:outline-level="3">When is the peer review due?</text:h>
      <text:p text:style-name="P4"/>
      <text:p text:style-name="P9"><text:span text:style-name="T3">Peer review is due by the start of class </text:span><text:span text:style-name="Strong_20_Emphasis"><text:span text:style-name="T4">3 days </text:span></text:span><text:span text:style-name="T3">(actual days not class days) after assignment submission. Should this day fall on a weekend, reviews are due the following Monday.</text:span></text:p>
      <text:p text:style-name="P5">For example, if your class meets Monday through Friday</text:p>
      <text:list xml:id="list2646027407" text:style-name="L6">
        <text:list-item>
          <text:p text:style-name="P8">Assignments are due Friday morning, reviews are due Monday morning.</text:p>
        </text:list-item>
        <text:list-item>
          <text:p text:style-name="P8">Assignments are due Thursday morning, reviews are due Monday morning.</text:p>
        </text:list-item>
        <text:list-item>
          <text:p text:style-name="P8">Assignments are due Wednesday morning, reviews are due Friday morning.</text:p>
        </text:list-item>
        <text:list-item>
          <text:p text:style-name="P8">Assignments are due Tuesday morning, reviews are due Thursday morning.</text:p>
        </text:list-item>
        <text:list-item>
          <text:p text:style-name="P20">Assignments are due Monday morning, reviews are due Wednesday morning.</text:p>
        </text:list-item>
      </text:list>
      <text:p text:style-name="P14"/>
      <text:h text:style-name="P1" text:outline-level="3">What if my peer review is late?</text:h>
      <text:p text:style-name="P4"/>
      <text:p text:style-name="P5">You will receive a 50% reduction in your project grade if your review is turned in late unless you have a documented emergency.</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0T18:43:39.068072285</meta:creation-date>
    <dc:date>2021-06-20T18:46:10.611514616</dc:date>
    <meta:editing-duration>PT2M32S</meta:editing-duration>
    <meta:editing-cycles>2</meta:editing-cycles>
    <meta:generator>LibreOffice/6.4.7.2$Linux_X86_64 LibreOffice_project/40$Build-2</meta:generator>
    <meta:document-statistic meta:table-count="0" meta:image-count="0" meta:object-count="0" meta:page-count="3" meta:paragraph-count="46" meta:word-count="925" meta:character-count="5487" meta:non-whitespace-character-count="4624"/>
  </office:meta>
</office:document-meta>
</file>